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rsid="00034807" officeooo:paragraph-rsid="00034807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</style:style>
    <style:style style:name="P3" style:family="paragraph" style:parent-style-name="Text_20_body">
      <style:text-properties officeooo:rsid="00034807" officeooo:paragraph-rsid="00034807"/>
    </style:style>
    <style:style style:name="T1" style:family="text">
      <style:text-properties fo:font-variant="normal" fo:text-transform="none" fo:color="#202122" loext:opacity="100%" style:font-name="sans-serif" fo:font-size="12pt" fo:letter-spacing="normal" fo:font-style="italic" fo:font-weight="bold"/>
    </style:style>
    <style:style style:name="T2" style:family="text">
      <style:text-properties fo:font-variant="normal" fo:text-transform="none" fo:color="#202122" loext:opacity="100%" style:font-name="sans-serif" fo:font-size="12pt" fo:letter-spacing="normal" fo:font-style="italic" fo:font-weight="normal"/>
    </style:style>
    <style:style style:name="T3" style:family="text">
      <style:text-properties fo:font-variant="normal" fo:text-transform="none" fo:color="#202122" loext:opacity="100%" style:font-name="sans-serif" fo:font-size="12pt" fo:letter-spacing="normal" fo:font-style="normal" fo:font-weight="normal"/>
    </style:style>
    <style:style style:name="T4" style:family="text">
      <style:text-properties fo:font-variant="normal" fo:text-transform="none" fo:color="#3366cc" loext:opacity="100%" style:text-line-through-style="none" style:text-line-through-type="none" style:font-name="sans-serif" fo:font-size="12pt" fo:letter-spacing="normal" fo:font-style="normal" style:text-underline-style="none" fo:font-weight="normal" style:text-blinking="false" loext:padding="0in" loext:border="none"/>
    </style:style>
    <style:style style:name="T5" style:family="text">
      <style:text-properties fo:font-variant="normal" fo:text-transform="none" fo:color="#3366cc" loext:opacity="100%" style:text-line-through-style="none" style:text-line-through-type="none" style:font-name="sans-serif" fo:font-size="12pt" fo:letter-spacing="normal" fo:font-style="italic" style:text-underline-style="none" fo:font-weight="normal" style:text-blinking="false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3 Body Problem</text:span><text:span text:style-name="T3"> is an American </text:span><text:a xlink:type="simple" xlink:href="https://en.wikipedia.org/wiki/Science_fiction" text:style-name="Internet_20_link" text:visited-style-name="Visited_20_Internet_20_Link"><text:span text:style-name="T4">science fiction</text:span></text:a><text:span text:style-name="T3"> television series created by </text:span><text:a xlink:type="simple" xlink:href="https://en.wikipedia.org/wiki/David_Benioff" text:style-name="Internet_20_link" text:visited-style-name="Visited_20_Internet_20_Link"><text:span text:style-name="T4">David Benioff</text:span></text:a><text:span text:style-name="T3">, </text:span><text:a xlink:type="simple" xlink:href="https://en.wikipedia.org/wiki/D._B._Weiss" text:style-name="Internet_20_link" text:visited-style-name="Visited_20_Internet_20_Link"><text:span text:style-name="T4">D. B. Weiss</text:span></text:a><text:span text:style-name="T3">, and </text:span><text:a xlink:type="simple" xlink:href="https://en.wikipedia.org/wiki/Alexander_Woo" text:style-name="Internet_20_link" text:visited-style-name="Visited_20_Internet_20_Link"><text:span text:style-name="T4">Alexander Woo</text:span></text:a><text:span text:style-name="T3">. It is the third adaptation of the Chinese novel series </text:span><text:a xlink:type="simple" xlink:href="https://en.wikipedia.org/wiki/Remembrance_of_Earth%27s_Past" text:style-name="Internet_20_link" text:visited-style-name="Visited_20_Internet_20_Link"><text:span text:style-name="T5">Remembrance of Earth's Past</text:span></text:a><text:span text:style-name="T3"> by former computer engineer </text:span><text:a xlink:type="simple" xlink:href="https://en.wikipedia.org/wiki/Liu_Cixin" text:style-name="Internet_20_link" text:visited-style-name="Visited_20_Internet_20_Link"><text:span text:style-name="T4">Liu Cixin</text:span></text:a><text:span text:style-name="T3">. The series' title comes from the first volume, </text:span><text:a xlink:type="simple" xlink:href="https://en.wikipedia.org/wiki/The_Three-Body_Problem_(novel)" text:style-name="Internet_20_link" text:visited-style-name="Visited_20_Internet_20_Link"><text:span text:style-name="T5">The Three-Body Problem</text:span></text:a><text:span text:style-name="T3">, named after a </text:span><text:a xlink:type="simple" xlink:href="https://en.wikipedia.org/wiki/Three-body_problem" text:style-name="Internet_20_link" text:visited-style-name="Visited_20_Internet_20_Link"><text:span text:style-name="T4">classical physics problem</text:span></text:a><text:span text:style-name="T3"> dealing with </text:span><text:a xlink:type="simple" xlink:href="https://en.wikipedia.org/wiki/Newton%27s_laws_of_motion" text:style-name="Internet_20_link" text:visited-style-name="Visited_20_Internet_20_Link"><text:span text:style-name="T4">Newton's laws of motion</text:span></text:a><text:span text:style-name="T3"> and </text:span><text:a xlink:type="simple" xlink:href="https://en.wikipedia.org/wiki/Newton%27s_law_of_universal_gravitation" text:style-name="Internet_20_link" text:visited-style-name="Visited_20_Internet_20_Link"><text:span text:style-name="T4">gravitation</text:span></text:a><text:span text:style-name="T3">. The eight-episode first season was released on </text:span><text:a xlink:type="simple" xlink:href="https://en.wikipedia.org/wiki/Netflix" text:style-name="Internet_20_link" text:visited-style-name="Visited_20_Internet_20_Link"><text:span text:style-name="T4">Netflix</text:span></text:a><text:span text:style-name="T3"> on March 21, 2024.</text:span></text:p>
      <text:p text:style-name="P2"><text:span text:style-name="T3">The series centers on a diverse group of characters, mainly scientists, who encounter an extraterrestrial civilization, triggering numerous threats and profound changes for humanity. While the two earlier adaptations, the animated </text:span><text:a xlink:type="simple" xlink:href="https://en.wikipedia.org/wiki/The_Three-Body_Problem_in_Minecraft" text:style-name="Internet_20_link" text:visited-style-name="Visited_20_Internet_20_Link"><text:span text:style-name="T5">The Three-Body Problem in Minecraft</text:span></text:a><text:span text:style-name="T3"> (2014–2020) and the live-action </text:span><text:a xlink:type="simple" xlink:href="https://en.wikipedia.org/wiki/Three-Body" text:style-name="Internet_20_link" text:visited-style-name="Visited_20_Internet_20_Link"><text:span text:style-name="T5">Three-Body</text:span></text:a><text:span text:style-name="T3"> (2023), were entirely in the novels' original </text:span><text:a xlink:type="simple" xlink:href="https://en.wikipedia.org/wiki/Mandarin_Chinese" text:style-name="Internet_20_link" text:visited-style-name="Visited_20_Internet_20_Link"><text:span text:style-name="T4">Mandarin</text:span></text:a><text:span text:style-name="T3">, </text:span><text:span text:style-name="T2">3 Body Problem</text:span><text:span text:style-name="T3"> is primarily in English with some Mandarin. It also alters parts of the original setting in China to include foreign characters and locations, particularly in the United Kingdom.</text:span></text:p>
      <text:p text:style-name="P2"><text:span text:style-name="T3">This was Benioff and Weiss' first television project since the conclusion of their series </text:span><text:a xlink:type="simple" xlink:href="https://en.wikipedia.org/wiki/Game_of_Thrones" text:style-name="Internet_20_link" text:visited-style-name="Visited_20_Internet_20_Link"><text:span text:style-name="T5">Game of Thrones</text:span></text:a><text:span text:style-name="T3"> (2011–2019). It received positive reviews, with praise towards its cast, ambition, and production values. The series received six </text:span><text:a xlink:type="simple" xlink:href="https://en.wikipedia.org/wiki/Primetime_Emmy_Awards" text:style-name="Internet_20_link" text:visited-style-name="Visited_20_Internet_20_Link"><text:span text:style-name="T4">Primetime Emmy Award</text:span></text:a><text:span text:style-name="T3"> nominations, including </text:span><text:a xlink:type="simple" xlink:href="https://en.wikipedia.org/wiki/Primetime_Emmy_Award_for_Outstanding_Drama_Series" text:style-name="Internet_20_link" text:visited-style-name="Visited_20_Internet_20_Link"><text:span text:style-name="T4">Outstanding Drama Series</text:span></text:a><text:span text:style-name="T3">. In May 2024, the series was renewed for a second and third season. The second season is set to premiere in 2026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5-03T06:57:15.395497469</meta:creation-date>
    <dc:date>2026-05-03T06:57:54.069952120</dc:date>
    <meta:editing-duration>PT39S</meta:editing-duration>
    <meta:editing-cycles>1</meta:editing-cycles>
    <meta:document-statistic meta:table-count="0" meta:image-count="0" meta:object-count="0" meta:page-count="1" meta:paragraph-count="3" meta:word-count="224" meta:character-count="1459" meta:non-whitespace-character-count="1240"/>
    <meta:generator>LibreOffice/7.3.7.2$Linux_X86_64 LibreOffice_project/30$Build-2</meta:generator>
  </office:meta>
</office:document-meta>
</file>